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fo:orphans="0" fo:widows="0"/>
      <style:text-properties fo:color="#000000" style:font-name="Arial" fo:font-size="15pt" fo:language="es" fo:country="ES" style:font-size-asian="15pt" style:font-name-complex="Times" style:font-size-complex="15pt"/>
    </style:style>
    <style:style style:name="P4" style:family="paragraph" style:parent-style-name="Standard">
      <style:paragraph-properties fo:orphans="0" fo:widows="0"/>
      <style:text-properties fo:color="#000000" style:font-name="Arial" fo:font-size="15pt" fo:language="es" fo:country="ES" style:font-size-asian="15pt" style:font-name-complex="Times" style:font-size-complex="15pt"/>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orphans="0" fo:widows="0"/>
      <style:text-properties style:font-name="Arial"/>
    </style:style>
    <style:style style:name="P9" style:family="paragraph" style:parent-style-name="Standard">
      <style:paragraph-properties fo:text-align="justify" style:justify-single-word="false" fo:orphans="0" fo:widows="0"/>
      <style:text-properties style:font-name="Arial" fo:language="es" fo:country="ES" style:font-name-complex="Arial2"/>
    </style:style>
    <style:style style:name="P10" style:family="paragraph" style:parent-style-name="Standard">
      <style:paragraph-properties fo:text-align="justify" style:justify-single-word="false" fo:orphans="0" fo:widows="0"/>
      <style:text-properties style:font-name="Arial" fo:language="es" fo:country="ES" style:font-name-complex="Tim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fo:orphans="0" fo:widows="0"/>
    </style:style>
    <style:style style:name="P13" style:family="paragraph" style:parent-style-name="Standard">
      <style:paragraph-properties fo:orphans="0" fo:widows="0"/>
    </style:style>
    <style:style style:name="P14" style:family="paragraph" style:parent-style-name="Standard">
      <style:paragraph-properties fo:text-align="center" style:justify-single-word="false" fo:orphans="0" fo:widows="0"/>
      <style:text-properties style:font-name="Arial1" fo:font-size="15pt" officeooo:rsid="000eb227" officeooo:paragraph-rsid="000eb227" style:font-size-asian="15pt" style:font-size-complex="15pt"/>
    </style:style>
    <style:style style:name="P15" style:family="paragraph" style:parent-style-name="Standard">
      <style:paragraph-properties fo:text-align="justify" style:justify-single-word="false" fo:orphans="0" fo:widows="0"/>
      <style:text-properties style:font-name="Arial1" fo:font-size="15pt" officeooo:rsid="000eb227" officeooo:paragraph-rsid="000eb227" style:font-size-asian="15pt" style:font-size-complex="15pt"/>
    </style:style>
    <style:style style:name="P16" style:family="paragraph" style:parent-style-name="Standard">
      <style:paragraph-properties fo:text-align="justify" style:justify-single-word="false" fo:orphans="0" fo:widows="0"/>
      <style:text-properties style:font-name="Arial1" fo:font-size="15pt" officeooo:rsid="000eb227" officeooo:paragraph-rsid="000ec535" style:font-size-asian="15pt" style:font-size-complex="15pt"/>
    </style:style>
    <style:style style:name="P17" style:family="paragraph" style:parent-style-name="Standard">
      <style:paragraph-properties fo:text-align="justify" style:justify-single-word="false" fo:orphans="0" fo:widows="0"/>
      <style:text-properties style:font-name="Arial1" fo:font-size="15pt" officeooo:rsid="000ec535" officeooo:paragraph-rsid="000ec535" style:font-size-asian="15pt" style:font-size-complex="15pt"/>
    </style:style>
    <style:style style:name="P18" style:family="paragraph" style:parent-style-name="Standard">
      <style:paragraph-properties fo:margin-top="0in" fo:margin-bottom="0.1665in" style:contextual-spacing="false" fo:text-align="center" style:justify-single-word="false" fo:orphans="0" fo:widows="0"/>
    </style:style>
    <style:style style:name="P19" style:family="paragraph" style:parent-style-name="Standard">
      <style:paragraph-properties fo:margin-top="0in" fo:margin-bottom="0.1665in" style:contextual-spacing="false" fo:orphans="0" fo:widows="0"/>
      <style:text-properties style:font-name="Arial"/>
    </style:style>
    <style:style style:name="P20" style:family="paragraph" style:parent-style-name="Standard">
      <style:paragraph-properties fo:margin-top="0in" fo:margin-bottom="0.1665in" style:contextual-spacing="false" fo:text-align="center" style:justify-single-word="false" fo:orphans="0" fo:widows="0"/>
      <style:text-properties style:font-name="Arial" fo:font-size="15pt" fo:language="es" fo:country="ES" style:font-size-asian="15pt" style:font-name-complex="Times" style:font-size-complex="15pt"/>
    </style:style>
    <style:style style:name="P21" style:family="paragraph" style:parent-style-name="Standard" style:master-page-name="Standard">
      <style:paragraph-properties fo:text-align="center" style:justify-single-word="false" fo:orphans="0" fo:widows="0" style:page-number="auto"/>
    </style:style>
    <style:style style:name="P22" style:family="paragraph" style:parent-style-name="No_20_Spacing">
      <style:text-properties style:font-name="Arial" fo:language="es" fo:country="ES"/>
    </style:style>
    <style:style style:name="P23" style:family="paragraph" style:parent-style-name="No_20_Spacing">
      <style:text-properties fo:language="es" fo:country="ES"/>
    </style:style>
    <style:style style:name="T1" style:family="text">
      <style:text-properties fo:color="#000000" style:font-name="Arial" fo:font-size="15pt" fo:language="es" fo:country="ES" style:font-size-asian="15pt" style:font-name-complex="Arial2" style:font-size-complex="15pt"/>
    </style:style>
    <style:style style:name="T2" style:family="text">
      <style:text-properties style:font-name="Arial"/>
    </style:style>
    <style:style style:name="T3" style:family="text">
      <style:text-properties style:font-name="Arial" fo:font-size="15pt" style:font-size-asian="15pt" style:font-size-complex="15pt"/>
    </style:style>
    <style:style style:name="T4" style:family="text">
      <style:text-properties style:font-name="Arial" fo:font-size="15pt" fo:language="es" fo:country="ES" style:font-size-asian="15pt" style:font-name-complex="Times" style:font-size-complex="15pt"/>
    </style:style>
    <style:style style:name="T5" style:family="text">
      <style:text-properties style:font-name="Arial" fo:language="es" fo:country="ES" style:font-name-complex="Times"/>
    </style:style>
    <style:style style:name="T6" style:family="text">
      <style:text-properties style:font-name="Arial" fo:language="es" fo:country="ES" style:font-name-complex="Arial2"/>
    </style:style>
    <style:style style:name="T7" style:family="text">
      <style:text-properties style:font-name="Arial" fo:font-size="14pt" style:font-size-asian="14pt" style:font-size-complex="14pt"/>
    </style:style>
    <style:style style:name="T8" style:family="text">
      <style:text-properties officeooo:rsid="000ec5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Instituto Tecnológico de Costa Rica</text:span></text:p>
      <text:p text:style-name="P3"/>
      <text:p text:style-name="P4"/>
      <text:p text:style-name="P3"/>
      <text:p text:style-name="P3"/>
      <text:p text:style-name="P2"><text:span text:style-name="T1">Área de Ingeniería en Computadores</text:span></text:p>
      <text:p text:style-name="P4"/>
      <text:p text:style-name="P3"/>
      <text:p text:style-name="P3"/>
      <text:p text:style-name="P3"/>
      <text:p text:style-name="P2"><text:span text:style-name="T1">Lenguajes, Compiladores e Intérpretes</text:span></text:p>
      <text:p text:style-name="P4"/>
      <text:p text:style-name="P3"/>
      <text:p text:style-name="P3"/>
      <text:p text:style-name="P3"/>
      <text:p text:style-name="P2"><text:span text:style-name="T1">Profesor: Kevin Moraga</text:span></text:p>
      <text:p text:style-name="P4"/>
      <text:p text:style-name="P3"/>
      <text:p text:style-name="P3"/>
      <text:p text:style-name="P3"/>
      <text:p text:style-name="P2"><text:span text:style-name="T1">Estudiantes: Victor Montero</text:span></text:p>
      <text:p text:style-name="P2"><text:span text:style-name="T1"><text:s text:c="23"/>Nicolás Jiménez</text:span></text:p>
      <text:p text:style-name="P3"/>
      <text:p text:style-name="P3"/>
      <text:p text:style-name="P3"/>
      <text:p text:style-name="P3"/>
      <text:p text:style-name="P3"/>
      <text:p text:style-name="P2"><text:span text:style-name="T1">Proyecto II: Acertijo en Prolog</text:span></text:p>
      <text:p text:style-name="P3"/>
      <text:p text:style-name="P3"/>
      <text:p text:style-name="P3"/>
      <text:p text:style-name="P3"/>
      <text:p text:style-name="P3"/>
      <text:p text:style-name="P3"/>
      <text:p text:style-name="P3"/>
      <text:p text:style-name="P1"><text:span text:style-name="T1">I Semestre, 2015</text:span></text:p>
      <text:p text:style-name="P5"/>
      <text:p text:style-name="P5"/>
      <text:p text:style-name="P1"><text:soft-page-break/><text:span text:style-name="T3">Problema</text:span></text:p>
      <text:p text:style-name="P6"/>
      <text:p text:style-name="No_20_Spacing"/>
      <text:p text:style-name="No_20_Spacing"/>
      <text:p text:style-name="P11"><text:span text:style-name="T2"><text:s/>El problema propuesto, <text:s/>fue el de construir un programa computacional eficiente capaz de <text:s/>resolver un rompecabezas constituido por una figura y varias piezas provistas por el usuario, estas piezas deben ser acomodadas dentro de la figura de modo de que calcen por completo. El programa además debe probar el acomodamiento de piezas girándolas en 90 grados, 180 grados y 270 grados. Finalmente dada la característica de Prolog de ser no determinístico (significa que no garantiza una única solución <text:s/>y tampoco <text:s/>garantiza que exista alguna solución), <text:s/>el programa debe mostrar cada posible solución si existe, en vez de una sola.</text:span></text:p>
      <text:p text:style-name="P7"/>
      <text:p text:style-name="P11"><text:span text:style-name="T2"><text:s/>La forma en que se representan la figura y las piezas es con una lista de listas en donde los elementos se representan con una x, y en donde los elementos vacíos se representan con un o. Por último en la pregunta que se hace al programa se incluye además una variable sin instanciar. En esta variable no instanciada el programa intenta encontrar el o los valores correspondientes para que la pregunta resulte con un valor booleano verdadero. Este proceso de intentar encontrar el valor que implique que la pregunte se convierta en verdadera se llama unificación. La unificación es una característica notable de los lenguajes de programación del paradigma lógico. </text:span></text:p>
      <text:p text:style-name="P7"/>
      <text:p text:style-name="P11"><text:span text:style-name="T2"><text:s/>El problema propuesto conlleva varias implicaciones. Primero se debe aprender y comprender con denuedo el funcionamiento del paradigma lógico, el cual simboliza un gran reto. Este proyecto además envuelve varios de los conceptos más importantes desarrollados en la programación lógica como son: la unificación, reglas y hechos, recursividad, manejo de estructuras lógicas y los cut´s. </text:span></text:p>
      <text:p text:style-name="P7"/>
      <text:p text:style-name="P11"><text:span text:style-name="T2"><text:s/>Para poder resolver este problema se necesitan cubrir una serie de pasos que llevan directamente al resultado final. A continuación se explicará condensadamente la estrategia de solución usada en particular por nosotros para poder llevar acabo el proyecto.</text:span></text:p>
      <text:p text:style-name="P7"/>
      <text:p text:style-name="P11"><text:span text:style-name="T2"><text:s/>El primer paso que se efectuó fue generar todas las posibles soluciones que se pueden tener para rellenar la figura con las piezas, tomando en consideración todas las rotaciones posibles. Como aclaración: Con posibles soluciones nos referimos a encontrar y almacenar todos los estados posibles de la figura, y esto significa: todos las posibles combinaciones de posiciones en la figura con todas las combinaciones de rotaciones posibles( 0 grados, 90 grados, 180 grados y <text:s/>270 grados). </text:span></text:p>
      <text:p text:style-name="P7"/>
      <text:p text:style-name="P11"><text:span text:style-name="T2"><text:s/>El segundo paso fue el de crear una función o regla capaz de manipular las matrices de fichas para lograr los giros de 90 grados, 180 grados y 270 grados que se requieren para así posteriormente poder comparar las fichas con la figura de manera correcta.</text:span></text:p>
      <text:p text:style-name="P7"><text:soft-page-break/></text:p>
      <text:p text:style-name="P11"><text:span text:style-name="T2"><text:s/>El tercer paso necesario que se realizó fue el de comparar si las fichas al menos caben dentro de la matriz de la figura, de esta forma se descartan varias posibles soluciones fallidas, en esta parte además se prueba que en donde la posible figura se desee colocar haya un espacio no vacío, lo cual implica que sea un espacio idóneo para la colocación de la ficha.</text:span></text:p>
      <text:p text:style-name="P7"/>
      <text:p text:style-name="P11"><text:span text:style-name="T2"><text:s/>El último paso y además el más complicado es el de intentar colocar las piezas en la figura de manera que este sea completado o llenado, para realizar esto se toman las soluciones que pasaron por el filtro anterior y se intentan colocar en la figura contemplando cada rotación y posible ubicación en las coordenadas de la figura.</text:span></text:p>
      <text:p text:style-name="P7"/>
      <text:p text:style-name="P7"/>
      <text:p text:style-name="P11"><text:span text:style-name="T2"><text:s/></text:span></text:p>
      <text:p text:style-name="P1"><text:span text:style-name="T3">Ambiente de Desarrollo</text:span></text:p>
      <text:p text:style-name="P7"/>
      <text:p text:style-name="P7"/>
      <text:p text:style-name="P7"/>
      <text:p text:style-name="P11"><text:span text:style-name="T2"><text:s/>En esta sección se comentará acerca del ambiente de desarrollo utilizado para la construcción del programa de prolog, asimismo se comentarán algunas de las generalidades de este lenguaje de programación que resulten pertinentes.</text:span></text:p>
      <text:p text:style-name="P7"/>
      <text:p text:style-name="P11"><text:span text:style-name="T2"><text:s/>Para el desarrollo del programa se escogió el ambiente de programación SWI-Prolog. El cual es una implementación de código abierto del lenguaje de programación Prolog. Este ambiente de desarrollo es realmente uno muy conveniente debido a la cantidad extensa de bibliotecas que añaden gran funcionalidad al lenguaje. Además de poseer capacidad de interfaz gráfica lo cual lo hace único. Finalmente incluye una documentación muy completa que explica cada biblioteca incluida así como cada método. </text:span></text:p>
      <text:p text:style-name="P7"/>
      <text:p text:style-name="P11"><text:span text:style-name="T2"><text:s/>El SWI-Prolog es el compilador utilizado para programar, sin embargo el código se escribió en el editor de texto: Sublime Text 2, el cual incluye herramientas que hacen el proceso de escritura de código más amigable, como resaltado de texto útil para este lenguaje en cuestión.</text:span></text:p>
      <text:p text:style-name="P7"/>
      <text:p text:style-name="P11"><text:span text:style-name="T2"><text:s/>Prolog es un lenguaje de programación del paradigma lógico, de hecho es el más conocido y utilizado, siendo por lo tanto el lenguaje lógico por excelencia. El programa básicamente consiste en dos partes: </text:span></text:p>
      <text:p text:style-name="P7"/>
      <text:p text:style-name="P11"><text:span text:style-name="T2">La base de conocimiento: Esta parte del lenguaje es donde se escribe el programa para luego ser compilado y ejecutado. Para poder crear la base de conocimiento se puede utilizar cualquier editor, como se mencionó anteriormente se utilizó el editor Sublime Text 2. </text:span></text:p>
      <text:p text:style-name="P7"/>
      <text:p text:style-name="P11"><text:soft-page-break/><text:span text:style-name="T2">La parte de preguntas, Prolog es un lenguaje de queries( preguntas), en donde se intentan conseguir valores de verdad. En esta parte fue donde se utilizó SWI- Prolog, en esta parte además es donde está el compilador y donde se monta el archivo de base de conocimiento generado previamente.</text:span></text:p>
      <text:p text:style-name="P11"><text:span text:style-name="T2">Por último en Prolog aunque es complejo, consiste en básicamente dos estructuras para su funcionamiento: los hecho y las reglas. Los hechos son la estructura más simple de Prolog y sirven para indicar una relación siempre verdadera entre dos o más átomos. Por otro lado las reglas son la otra estructura importante, esta es similar a un hecho pero con la diferencia de que uno o varios átomos son verdaderos si y solo si se cumple una o varias condiciones estas pueden ser organizadas con el operador lógico AND o el OR.</text:span></text:p>
      <text:p text:style-name="P7"/>
      <text:p text:style-name="P7"/>
      <text:p text:style-name="P7"/>
      <text:p text:style-name="P18"><text:span text:style-name="T4">Estructuras de datos usadas</text:span></text:p>
      <text:p text:style-name="P22"/>
      <text:p text:style-name="P22"/>
      <text:p text:style-name="P11"><text:span text:style-name="T2"><text:s/>En esta sección se explican las estructuras de datos utilizadas en general y además como se representó y estructuró la figura del rompecabezas así como las distintas fichas que lo componen. Por último se habla de la forma en que se manipulan las dichas estructuras.</text:span></text:p>
      <text:p text:style-name="P7"/>
      <text:p text:style-name="P11"><text:span text:style-name="T2"><text:s/>Como estructura de datos básica se utilizó las listas que Prolog tiene por defecto, las cuales fueron usadas vastamente ya que permiten almacenar los datos y por demás usos.</text:span></text:p>
      <text:p text:style-name="P7"/>
      <text:p text:style-name="P11"><text:span text:style-name="T2"><text:s/>Para almacenar la figura del rompecabezas y las demás figuras que el programa utiliza se usó listas de listas, ya que su eficacia radica en el almacenamiento y manejo de estructuras bidimensionales como matrices. Profundizando un poco en su manipulación, el primer elemento( que además es una lista) se guardan los elementos que se encuentran en la parte superior de la figura, el segundo elemento se utiliza para almacenar las pieza ubicadas en el segundo nivel y así sucesivamente.</text:span></text:p>
      <text:p text:style-name="P7"/>
      <text:p text:style-name="P11"><text:span text:style-name="T2"><text:s/>Como parte inicial de la solución de este problema, se crearon gran cantidad de soluciones de piezas las cuales incluyen cada tipo de rotación y posición, para poder manejar estas soluciones se utilizaron listas que almacenan, el nombre de la pieza, el tipo de rotación que posee( 0, 90, 180 o 270 grados) y finalmente su posición en coordenadas “x” y “y”.</text:span></text:p>
      <text:p text:style-name="P7"/>
      <text:p text:style-name="P11"><text:span text:style-name="T2"><text:s/>Se explicará ahora un poco acerca de esas coordenadas anteriormente mencionadas. Estas coordenadas representan la posición de una pieza en la figura del rompecabezas, el cual es una matriz bidimensional. Las posiciones comienzan desde la esquina superior izquierda con x=1 y y=1, y se desplazan hacia la derecha y hacia abajo en una n y m cantidad de filas y columnas.</text:span></text:p>
      <text:p text:style-name="P7"/>
      <text:p text:style-name="P7"><text:soft-page-break/></text:p>
      <text:p text:style-name="P19"/>
      <text:p text:style-name="P19"/>
      <text:p text:style-name="P18"><text:span text:style-name="T4">Instrucciones para ejecutar el programa </text:span></text:p>
      <text:p text:style-name="P23"/>
      <text:p text:style-name="P7"/>
      <text:p text:style-name="P11"><text:span text:style-name="T2">Para poder ejecutar este programa se deben satisfacer unos pocos requerimientos, los cuales se listan a continuación:</text:span></text:p>
      <text:p text:style-name="P11"><text:span text:style-name="T2">-Tener una computadora con un sistema operativo GNU-Linux, como Ubuntu.</text:span></text:p>
      <text:p text:style-name="P11"><text:span text:style-name="T2">-Tener instalado SWI-Prolog, para poder montar el programa y compilar.</text:span></text:p>
      <text:p text:style-name="P7"/>
      <text:p text:style-name="P11"><text:span text:style-name="T2">Después de cerciorarse <text:s/>que se satisfacen las condiciones, se debe ejecutar el programa SWI-Prolog, después montar el archivo del programa de Prolog, para realizar esto se debe proveer su ubicación absoluta dentro de la computadora.</text:span></text:p>
      <text:p text:style-name="P7"/>
      <text:p text:style-name="P12"><text:span text:style-name="T2">En este punto ya todo esta listo para proseguir con la pregunta la cual es como se ejecuta el procedimiento para finalmente obtener las soluciones de parte del programa. Para hacer la pregunta simplemente se debe escribir una instrucción de este tipo: </text:span><text:span text:style-name="T5">figura (RepresentacionFigura, ListaPiezas, Solucion)</text:span><text:span text:style-name="T2">.</text:span></text:p>
      <text:p text:style-name="P8"/>
      <text:p text:style-name="P12"><text:span text:style-name="T2">En donde representación figura es una matriz con todas los elementos que trae consigo la figura del rompecabezas. Y ListaPiezas es una matriz en donde cada elemento es una ficha a introducirse en el rompecabezas. Como nota importante, se debe tener en cuenta que si no es posible armar la figura el resultado es falso, lo cual implica que es imposible hacer la unificación de variables para producir un resultado verdadero.</text:span></text:p>
      <text:p text:style-name="P8"/>
      <text:p text:style-name="P13"/>
      <text:p text:style-name="P14">Corridas de Ejemplo</text:p>
      <text:p text:style-name="P14"/>
      <text:p text:style-name="P14"/>
      <text:p text:style-name="P15">Entrada: figura( [[x,x,x],[x,o,x]], [a, [x,x] ,[x,x]], [b, [x],[x]] ], Sol).</text:p>
      <text:p text:style-name="P14"/>
      <text:p text:style-name="P16">Resultado: <text:s/><text:span text:style-name="T8">Sol=[(a,90,1,1), (b,0,1,3)].</text:span></text:p>
      <text:p text:style-name="P17"><text:tab/><text:tab/> <text:s/>Sol=[(b,0,1,1), (a,180,1,2)].</text:p>
      <text:p text:style-name="P17"/>
      <text:p text:style-name="P8"/>
      <text:p text:style-name="P18"/>
      <text:p text:style-name="P18"/>
      <text:p text:style-name="P18"/>
      <text:p text:style-name="P18"><text:soft-page-break/><text:span text:style-name="T4">Descripción de las principales relaciones</text:span></text:p>
      <text:p text:style-name="P20"/>
      <text:p text:style-name="P13"><text:span text:style-name="T5">FALTA</text:span></text:p>
      <text:p text:style-name="P12"><text:span text:style-name="T6"><text:s/>Para la relación con la que se mueve una pieza se utiliza una regla que toma una matriz y la rota a 90 grados, 180 grados o 270 grados. Para poder realizar esto se deben realizar una serie de pasos los cuales se nombran a continuación. </text:span></text:p>
      <text:p text:style-name="P9"/>
      <text:p text:style-name="P12"><text:span text:style-name="T5"><text:s/>Un método útil para rotar una matriz es primero transponerla y luego intercambiar las columnas. Para obtener la matriz transpuesta se utilizó el método transpose de la biblioteca de SWI-Prolog clpfd.</text:span></text:p>
      <text:p text:style-name="P10"/>
      <text:p text:style-name="P12"><text:span text:style-name="T5">Al obtener la matriz transpuesta, finalmente solo se debe revertir el orden de todos los elementos de cada sub lista de la matriz, para poder realizar esto se utilizo el método reverse de prolog.</text:span></text:p>
      <text:p text:style-name="P10"/>
      <text:p text:style-name="P12"><text:span text:style-name="T5">Al hacer esto ya se obtiene una matriz completamente rotada en 90 grados. Si se desea la rotación de 180 grados solo se debe repetir el proceso otra vez, y consecuentemente con la rotación de 270 grados se debe repetir el proceso de nuevo otra vez más.</text:span></text:p>
      <text:p text:style-name="P7"/>
      <text:p text:style-name="P7"/>
      <text:p text:style-name="P6"/>
      <text:p text:style-name="P6"/>
      <text:p text:style-name="P1"><text:span text:style-name="T3">Comentarios Finales</text:span></text:p>
      <text:p text:style-name="P6"/>
      <text:p text:style-name="P6"/>
      <text:p text:style-name="P6"/>
      <text:p text:style-name="P1"><text:span text:style-name="T7">Conclusiones</text:span></text:p>
      <text:p text:style-name="P6"/>
      <text:p text:style-name="P7"/>
      <text:p text:style-name="P11"><text:span text:style-name="T2">- Se comprobó que el paradigma de programación lógico es realmente útil en situaciones de resolver problemas recursivos y para situaciones en el que se necesitan varias soluciones en vez de una.</text:span></text:p>
      <text:p text:style-name="P7"/>
      <text:p text:style-name="P11"><text:span text:style-name="T2">- Se concluye a partir del proyecto que SWI-Prolog es posiblemente la mejor herramienta para construir software en Prolog por la gran cantidad de documentación, bibliotecas y gran conveniencia.</text:span></text:p>
      <text:p text:style-name="P7"/>
      <text:p text:style-name="P11"><text:span text:style-name="T2">- El paradigma de programación es bastante útil además para ampliar las capacidades de programación del ingeniero, ya que trae consigo un abanico nuevo de posibilidades.</text:span></text:p>
      <text:p text:style-name="P7"/>
      <text:p text:style-name="P7"/>
      <text:p text:style-name="P7"/>
      <text:p text:style-name="P1"><text:soft-page-break/><text:span text:style-name="T7">Problemas Encontrados</text:span></text:p>
      <text:p text:style-name="P7"/>
      <text:p text:style-name="P7"/>
      <text:p text:style-name="P11"><text:span text:style-name="T2"><text:s/>Un problema importante que se tuvo fue el desconocimiento agudo del paradigma <text:s/>y de su funcionamiento. Por lo tanto se debió realizar una gran investigación para poder asimilar la mayor parte del lenguaje de programación Prolog en el menor tiempo posible.</text:span></text:p>
      <text:p text:style-name="P7"/>
      <text:p text:style-name="P11"><text:span text:style-name="T2"><text:s/>Se tuvo gran dificultad comparar las fichas con las figuras, ya que el manejo de estructuras de matrices es bastante diferente a lo que se tenía anteriormente.</text:span></text:p>
      <text:p text:style-name="P7"/>
      <text:p text:style-name="P11"><text:span text:style-name="T2">Otro problema que se enfrentó fue a la hora de usar el método append con dos variables no instanciadas ya que producía gran cantidad de errores en la solución de las listas.</text:span></text:p>
      <text:p text:style-name="P11"><text:span text:style-name="T2">A modo de conclusión para esta sección el mayor reto o dificultad con el que se convivió fue el de cambiar el modo de pensar a un modo completamente diferente como es el paradigma de programación Lógico. Este paradigma impone gran cantidad de cambios en la lógica y la estructura de un programa funcional y orientado a objetos.</text:span><text:bookmark text:name="_GoBack"/></text:p>
      <text:p text:style-name="P7"/>
      <text:p text:style-name="P7"/>
      <text:p text:style-name="P7"/>
      <text:p text:style-name="P7"/>
      <text:p text:style-name="P7"/>
      <text:p text:style-name="P7"/>
      <text:p text:style-name="P7"/>
      <text:p text:style-name="P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s" style:country-asian="E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fo:language="en" fo:country="US" style:letter-kerning="true" style:font-name-asian="Droid Sans Fallback" style:font-size-asian="12pt" style:language-asian="es" style:country-asian="E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Jimenez</meta:initial-creator>
    <meta:editing-cycles>3</meta:editing-cycles>
    <meta:creation-date>2015-04-04T01:45:00</meta:creation-date>
    <dc:date>2015-04-07T05:09:03.042058216</dc:date>
    <meta:editing-duration>PT3M12S</meta:editing-duration>
    <meta:generator>LibreOffice/4.2.7.2$Linux_X86_64 LibreOffice_project/420m0$Build-2</meta:generator>
    <meta:document-statistic meta:table-count="0" meta:image-count="0" meta:object-count="0" meta:page-count="7" meta:paragraph-count="59" meta:word-count="1860" meta:character-count="11481" meta:non-whitespace-character-count="96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